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b2a5" officeooo:paragraph-rsid="001e762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e762e" officeooo:paragraph-rsid="001e762e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1e762e"/>
    </style:style>
    <style:style style:name="P4" style:family="paragraph" style:parent-style-name="Standard">
      <style:paragraph-properties fo:text-align="justify" style:justify-single-word="false"/>
      <style:text-properties officeooo:rsid="001e762e" officeooo:paragraph-rsid="001e762e"/>
    </style:style>
    <style:style style:name="P5" style:family="paragraph" style:parent-style-name="Standard">
      <style:paragraph-properties fo:text-align="justify" style:justify-single-word="false"/>
      <style:text-properties officeooo:rsid="001e762e" officeooo:paragraph-rsid="001e762e"/>
    </style:style>
    <style:style style:name="P6" style:family="paragraph" style:parent-style-name="Standard">
      <style:paragraph-properties fo:text-align="justify" style:justify-single-word="false"/>
      <style:text-properties officeooo:rsid="0021a742" officeooo:paragraph-rsid="0021a742"/>
    </style:style>
    <style:style style:name="P7" style:family="paragraph" style:parent-style-name="Standard">
      <style:paragraph-properties fo:text-align="justify" style:justify-single-word="false"/>
      <style:text-properties officeooo:rsid="0021a742" officeooo:paragraph-rsid="0023957c"/>
    </style:style>
    <style:style style:name="P8" style:family="paragraph" style:parent-style-name="Standard">
      <style:paragraph-properties fo:text-align="justify" style:justify-single-word="false"/>
      <style:text-properties officeooo:rsid="00258647" officeooo:paragraph-rsid="00258647"/>
    </style:style>
    <style:style style:name="T1" style:family="text">
      <style:text-properties officeooo:rsid="001e762e"/>
    </style:style>
    <style:style style:name="T2" style:family="text">
      <style:text-properties fo:font-weight="normal" officeooo:rsid="001e762e" style:font-weight-asian="normal" style:font-weight-complex="normal"/>
    </style:style>
    <style:style style:name="T3" style:family="text">
      <style:text-properties officeooo:rsid="0023957c"/>
    </style:style>
    <style:style style:name="T4" style:family="text">
      <style:text-properties officeooo:rsid="0024e09d"/>
    </style:style>
    <style:style style:name="T5" style:family="text">
      <style:text-properties officeooo:rsid="0025ed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Exercícios – <text:span text:style-name="T1">Sub-Rotinas e Funções</text:span></text:p>
      <text:p text:style-name="P1"/>
      <text:p text:style-name="P2">1. Faça um programa contendo uma função que retorne 1 se receber como parâmetro um número maior ou igual a zero e 0 caso o contrário.</text:p>
      <text:p text:style-name="P2"/>
      <text:p text:style-name="P2">2. Faça um programa contendo uma função que receba dois números inteiros positivos por parâmetro e retorne a soma dos N números inteiros existentes entre eles.</text:p>
      <text:p text:style-name="P2"/>
      <text:p text:style-name="P2">3. Crie um programa que receba os preços antigo e atual de um produto contendo uma sub-rotina que mostre qual o percentual de aumento (ou decréscimo) destes valores.</text:p>
      <text:p text:style-name="P1"/>
      <text:p text:style-name="P2">4. Faça um programa contendo uma função que calcule o fatorial de um número inteiro. O fatorial de um número é dado pela sua multiplicação por todos os números que o precedem.</text:p>
      <text:p text:style-name="P2"/>
      <text:p text:style-name="P2">Exemplo: Fatorial de 5 = 5 x 4 x 3 x 2 x 1 = 120</text:p>
      <text:p text:style-name="P3"><text:span text:style-name="T2"><text:s text:c="17"/>Fatorial de 10 = 10 x 9 x 8 x 7 x 6 x 5 x 4 x 3 x 2 x 1 = </text:span><text:bookmark text:name="cwos"/>3628800</text:p>
      <text:p text:style-name="P3"/>
      <text:p text:style-name="P4">5. Faça um programa que contenha uma sub-rotina que leia cinco valores inteiros e que determine e mostre o maior e o menor destes valores.</text:p>
      <text:p text:style-name="P4"/>
      <text:p text:style-name="P4">6. Faça um programa contendo uma sub-rotina que receba por parâmetro um valor em segundos e que mostre (converta) este valor total em segundos em horas, minutos e segundos.</text:p>
      <text:p text:style-name="P4"/>
      <text:p text:style-name="P6">7. Faça uma função recursiva para calcular o fatorial de um número N.</text:p>
      <text:p text:style-name="P6"/>
      <text:p text:style-name="P6">8. Faça uma sub-rotina que <text:span text:style-name="T3">ordene de forma decrescente</text:span> um vetor A com cinco números reais.</text:p>
      <text:p text:style-name="P6"/>
      <text:p text:style-name="P7"><text:span text:style-name="T4">9</text:span>. Faça uma sub-rotina que <text:span text:style-name="T3">ordene de forma crescente</text:span> um vetor <text:span text:style-name="T3">B</text:span> com <text:span text:style-name="T3">dezessete</text:span> números reais.</text:p>
      <text:p text:style-name="P7"/>
      <text:p text:style-name="P8">10. Faça um programa que leia dois valores <text:span text:style-name="T5">inteiros</text:span> e armazene estes valores em duas variáveis a e b. Em seguida, faça um procedimento que coloque o menor valor na variável a e o maior valor na variável b <text:span text:style-name="T5">através de</text:span> passagem de parâmetros por referênc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0:33:41.544876955</meta:creation-date>
    <dc:date>2018-06-22T02:47:10.434951727</dc:date>
    <meta:editing-duration>PT1H18M22S</meta:editing-duration>
    <meta:editing-cycles>7</meta:editing-cycles>
    <meta:generator>LibreOffice/5.4.6.2$Linux_X86_64 LibreOffice_project/40m0$Build-2</meta:generator>
    <meta:document-statistic meta:table-count="0" meta:image-count="0" meta:object-count="0" meta:page-count="1" meta:paragraph-count="13" meta:word-count="304" meta:character-count="1620" meta:non-whitespace-character-count="1311"/>
  </office:meta>
</office:document-meta>
</file>